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773cm" fo:min-width="8.872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746cm" fo:min-width="8.872cm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633cm" fo:min-width="8.872cm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936cm" fo:min-width="4.002cm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587cm" fo:min-width="8.491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587cm" fo:min-width="8.872cm" fo:padding-top="0.009cm" fo:padding-bottom="0.009cm" fo:padding-left="0.009cm" fo:padding-right="0.009cm"/>
    </style:style>
    <style:style style:name="gr7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b2b2b2" draw:textarea-horizontal-align="justify" draw:textarea-vertical-align="middle" draw:auto-grow-height="false" fo:min-height="0.471cm" fo:min-width="2.368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71cm" fo:min-width="1.633cm" fo:padding-top="0.009cm" fo:padding-bottom="0.009cm" fo:padding-left="0.009cm" fo:padding-right="0.009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style:font-name="Arial"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style:font-name="Arial" fo:font-size="6pt" style:font-size-asian="6pt" style:font-size-complex="6pt"/>
    </style:style>
    <style:style style:name="P5" style:family="paragraph">
      <loext:graphic-properties draw:fill-color="#b2b2b2"/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6pt" style:font-size-asian="6pt" style:font-size-complex="6pt"/>
    </style:style>
    <style:style style:name="T2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8.89cm" svg:height="1.791cm" svg:x="0cm" svg:y="0.635cm">
          <text:p text:style-name="P1"><text:span text:style-name="T1">Machine learning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764cm" svg:x="0cm" svg:y="2.427cm">
          <text:p text:style-name="P1"><text:span text:style-name="T1">Hardware abstraction 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89cm" svg:height="1.651cm" svg:x="0cm" svg:y="4.191cm">
          <text:p text:style-name="P1"><text:span text:style-name="T1">Hardware platform (Zynq-7000 SoC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954cm" svg:x="0.282cm" svg:y="4.607cm">
          <text:p text:style-name="P3"><text:span text:style-name="T1">Programmable Logic (PL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1.694cm">
          <text:p text:style-name="P3"><text:span text:style-name="T2">TensorFlow Lite delegat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0.994cm">
          <text:p text:style-name="P3"><text:span text:style-name="T2">TensorFlow Lite 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89cm" svg:height="0.605cm" svg:x="0cm" svg:y="0.021cm"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3.472cm">
          <text:p text:style-name="P3"><text:span text:style-name="T2">Board support packag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605cm" svg:x="0.2cm" svg:y="2.772cm">
          <text:p text:style-name="P3"><text:span text:style-name="T2">Accelerator dr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954cm" svg:x="4.582cm" svg:y="4.607cm">
          <text:p text:style-name="P3"><text:span text:style-name="T1">Processing System (PS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386cm" svg:height="0.489cm" svg:x="1.08cm" svg:y="4.945cm">
          <text:p text:style-name="P3"><text:span text:style-name="T2">CNN Accelera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651cm" svg:height="0.489cm" svg:x="5.741cm" svg:y="4.945cm">
          <text:p text:style-name="P3"><text:span text:style-name="T2">ARM CP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5T10:34:21.402971283</dc:date>
    <meta:editing-duration>PT2H18M25S</meta:editing-duration>
    <meta:editing-cycles>21</meta:editing-cycles>
    <meta:document-statistic meta:object-count="12"/>
  </office:meta>
</office:document-meta>
</file>